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0,000 words]</text:p>
      <text:h text:style-name="Heading_20_2" text:outline-level="2"><text:bookmark-start text:name="theories-on-engaging-people-with-data"/>Theories on engaging people with data<text:bookmark-end text:name="theories-on-engaging-people-with-data"/></text:h>
      <text:p text:style-name="First_20_paragraph">[Target X words]</text:p>
      <text:list text:style-name="L1">
        <text:list-item>
          <text:p text:style-name="P1">Boundary Objects [Star]</text:p>
        </text:list-item>
        <text:list-item>
          <text:p text:style-name="P1">“Things to think with” [Brandt &amp; Messeter]</text:p>
        </text:list-item>
        <text:list-item>
          <text:p text:style-name="P1">Participatory co-design</text:p>
        </text:list-item>
        <text:list-item>
          <text:p text:style-name="P1">Home visits [Mannay]</text:p>
        </text:list-item>
      </text:list>
      <text:h text:style-name="Heading_20_2" text:outline-level="2"><text:bookmark-start text:name="explanations-of-all-methods-used-throughout-this-thesis"/>Explanations of all methods used throughout this Thesis<text:bookmark-end text:name="explanations-of-all-methods-used-throughout-this-thesis"/></text:h>
      <text:p text:style-name="First_20_paragraph">[Target X words]</text:p>
      <text:h text:style-name="Heading_20_3" text:outline-level="3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3" text:outline-level="3"><text:bookmark-start text:name="data-cards"/>Data Cards<text:bookmark-end text:name="data-cards"/></text:h>
      <text:p text:style-name="First_20_paragraph">[Target X words]</text:p>
      <text:p text:style-name="Text_20_body">Describe and show both the Family Civic Data cards used in 2017 study and the data cards developed at the BBC.</text:p>
      <text:h text:style-name="Heading_20_3" text:outline-level="3"><text:bookmark-start text:name="card-sorting-techniques"/>Card Sorting Techniques<text:bookmark-end text:name="card-sorting-techniques"/></text:h>
      <text:p text:style-name="First_20_paragraph">[Target X words]</text:p>
      <text:p text:style-name="Text_20_body">Describe the card-sorting techniques used</text:p>
      <text:list text:style-name="L2">
        <text:list-item>
          <text:p text:style-name="P2">the riskiness vs who-should-control-it corkboard technique used in 2017 study</text:p>
        </text:list-item>
        <text:list-item>
          <text:p text:style-name="P2">card sorting done in 2018 study as warm up.</text:p>
        </text:list-item>
      </text:list>
      <text:h text:style-name="Heading_20_3" text:outline-level="3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3" text:outline-level="3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3" text:outline-level="3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3" text:outline-level="3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3" text:outline-level="3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3" text:outline-level="3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notes"/>Notes<text:bookmark-end text:name="notes"/></text:h>
      <text:p text:style-name="First_20_paragraph">Not sure if I should say anything about other research done with COVID, e.g. interviews and visits with councils. Not sure if I should mention work done at BBC e.g. data modelling, prototyping, hack weeks etc. or whether to leave that for chapter 6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1T10:22:35Z</meta:creation-date>
    <dc:date>2020-11-11T10:22:35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